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3.8cm"/>
    </style:style>
    <style:style style:name="gr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1.35cm" fo:min-width="3.8cm"/>
      <style:paragraph-properties style:writing-mode="lr-tb"/>
    </style:style>
    <style:style style:name="gr3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1.55cm" fo:min-width="1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3cm" svg:height="1.6cm" svg:x="7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1.6cm" svg:x="7.8cm" svg:y="5.2cm">
          <text:p text:style-name="P1">Бит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1.6cm" draw:transform="rotate (1.5707963267949) translate (12.1cm 11.1cm)">
          <text:p text:style-name="P1">Бит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1.6cm" svg:x="7.8cm" svg:y="11.1cm">
          <text:p text:style-name="P1">Бит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1.6cm" draw:transform="rotate (1.5707963267949) translate (12.1cm 17cm)">
          <text:p text:style-name="P1">Бит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1.6cm" svg:x="7.8cm" svg:y="17cm">
          <text:p text:style-name="P1">Бит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1.6cm" draw:transform="rotate (1.5707963267949) translate (6.2cm 17cm)">
          <text:p text:style-name="P1">Бит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cm" svg:height="1.6cm" draw:transform="rotate (1.5707963267949) translate (6.2cm 11cm)">
          <text:p text:style-name="P1">Бит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8cm" svg:height="1.8cm" svg:x="14.5cm" svg:y="17.5cm">
          <text:p text:style-name="P1">Бит 7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16T13:20:28.356000000</meta:creation-date>
    <dc:date>2020-08-16T14:39:14.841000000</dc:date>
    <meta:editing-duration>PT1H8M36S</meta:editing-duration>
    <meta:editing-cycles>1</meta:editing-cycles>
    <meta:document-statistic meta:object-count="9"/>
    <meta:generator>LibreOffice/6.3.4.2$Windows_X86_64 LibreOffice_project/60da17e045e08f1793c57c00ba83cdfce946d0aa</meta:generator>
  </office:meta>
</office:document-meta>
</file>